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justify" style:justify-single-word="false"/>
      <style:text-properties officeooo:paragraph-rsid="00fd1b02"/>
    </style:style>
    <style:style style:name="P3" style:family="paragraph" style:parent-style-name="Text_20_body">
      <style:paragraph-properties fo:text-align="justify" style:justify-single-word="false"/>
      <style:text-properties officeooo:paragraph-rsid="0101539c"/>
    </style:style>
    <style:style style:name="P4" style:family="paragraph" style:parent-style-name="Text_20_body">
      <style:paragraph-properties fo:text-align="justify" style:justify-single-word="false"/>
      <style:text-properties officeooo:paragraph-rsid="01034604"/>
    </style:style>
    <style:style style:name="P5" style:family="paragraph" style:parent-style-name="Text_20_body">
      <style:paragraph-properties fo:text-align="justify" style:justify-single-word="false" style:writing-mode="lr-tb"/>
      <style:text-properties officeooo:paragraph-rsid="0109789e"/>
    </style:style>
    <style:style style:name="P6" style:family="paragraph" style:parent-style-name="Text_20_body">
      <style:paragraph-properties fo:text-align="justify" style:justify-single-word="false" style:writing-mode="rl-tb"/>
      <style:text-properties officeooo:rsid="01037d7c" officeooo:paragraph-rsid="01037d7c"/>
    </style:style>
    <style:style style:name="P7" style:family="paragraph" style:parent-style-name="Text_20_body">
      <style:paragraph-properties fo:text-align="justify" style:justify-single-word="false" style:writing-mode="rl-tb"/>
      <style:text-properties officeooo:paragraph-rsid="01037d7c"/>
    </style:style>
    <style:style style:name="P8" style:family="paragraph" style:parent-style-name="Text_20_body">
      <style:paragraph-properties fo:text-align="justify" style:justify-single-word="false" style:writing-mode="rl-tb"/>
      <style:text-properties officeooo:paragraph-rsid="0105e6bf"/>
    </style:style>
    <style:style style:name="P9" style:family="paragraph" style:parent-style-name="Text_20_body">
      <style:paragraph-properties fo:text-align="justify" style:justify-single-word="false" style:writing-mode="rl-tb"/>
      <style:text-properties officeooo:paragraph-rsid="0107de9a"/>
    </style:style>
    <style:style style:name="P10" style:family="paragraph" style:parent-style-name="Text_20_body">
      <style:paragraph-properties fo:text-align="justify" style:justify-single-word="false" style:writing-mode="rl-tb"/>
      <style:text-properties officeooo:paragraph-rsid="0109789e"/>
    </style:style>
    <style:style style:name="P11" style:family="paragraph" style:parent-style-name="Text_20_body">
      <style:paragraph-properties fo:text-align="justify" style:justify-single-word="false" style:writing-mode="rl-tb"/>
      <style:text-properties officeooo:rsid="0104ccc2" officeooo:paragraph-rsid="0104ccc2"/>
    </style:style>
    <style:style style:name="P12" style:family="paragraph" style:parent-style-name="Heading_20_3">
      <style:text-properties officeooo:rsid="00f6d03b" officeooo:paragraph-rsid="00f6d03b"/>
    </style:style>
    <style:style style:name="P13" style:family="paragraph" style:parent-style-name="Heading_20_3">
      <style:paragraph-properties fo:text-align="start" style:justify-single-word="false" style:writing-mode="lr-tb"/>
    </style:style>
    <style:style style:name="T1" style:family="text">
      <style:text-properties officeooo:rsid="00fd1b02"/>
    </style:style>
    <style:style style:name="T2" style:family="text">
      <style:text-properties officeooo:rsid="0101539c"/>
    </style:style>
    <style:style style:name="T3" style:family="text">
      <style:text-properties officeooo:rsid="01034604"/>
    </style:style>
    <style:style style:name="T4" style:family="text">
      <style:text-properties officeooo:rsid="01037d7c"/>
    </style:style>
    <style:style style:name="T5" style:family="text">
      <style:text-properties fo:color="#808000"/>
    </style:style>
    <style:style style:name="T6" style:family="text">
      <style:text-properties fo:color="#c0c0c0"/>
    </style:style>
    <style:style style:name="T7" style:family="text">
      <style:text-properties fo:color="#800080"/>
    </style:style>
    <style:style style:name="T8" style:family="text">
      <style:text-properties fo:color="#008000"/>
    </style:style>
    <style:style style:name="T9" style:family="text">
      <style:text-properties fo:color="#092e64"/>
    </style:style>
    <style:style style:name="T10" style:family="text">
      <style:text-properties officeooo:rsid="0105e6bf"/>
    </style:style>
    <style:style style:name="T11" style:family="text">
      <style:text-properties officeooo:rsid="0107de9a"/>
    </style:style>
    <style:style style:name="T12" style:family="text">
      <style:text-properties officeooo:rsid="0109789e"/>
    </style:style>
    <style:style style:name="T13" style:family="text">
      <style:text-properties fo:color="#00008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758_2164083074" text:style-name="Index_20_Link" text:visited-style-name="Index_20_Link">آیتم: فانکشن‌های ++C چه چیزی را مینویسند و فراخوانی می‌کنند.<text:tab/>1</text:a></text:p>
        </text:index-body>
      </text:table-of-content>
      <text:h text:style-name="P12" text:outline-level="3">آیتم ۱۳ از فصل ۳</text:h>
      <text:p text:style-name="P2"><text:span text:style-name="T1">منابع یا resource چیزی است که، وقتی که نیازی بهشون ندارید باید آزادشون کنید و به سیستم برشون گردونید. اگر این کار رو نکنید، اتفاقات بدی میفته. در برنامه‌های ++C، معمول‌ترین منبعی که <text:s/>وجود داره، اختصاص حافظه به صورت داینامیک هست( اگر حافظه‌ای را اختصاص دهید و هرگز آن را deallocate نکنید، در این صورت نشت حافظه خواهید داشت)،توجه داشته باشید که حافظه تنها یکی از منابعی است که شما باید مدیریت کنید. برخی منابع رایج از سیستم عبارتند از file descriptors ، mutex locks ، fonts و brush‌ ها در رابط کاربری، ارتباط دیتابیس و سوکت‌های شبکه می‌باشد. صرف نظر از این که منبع چه باشد، این مهمه که وقتی دیگر با آن منبعی کاری نداریم آن را آزاد کنیم.</text:span></text:p>
      <text:p text:style-name="P3"><text:span text:style-name="T2">تلاش برای اطمینان از این موارد در هر شرایطی سخت می‌باشد، در هر صورت اگر شما exceptions رو در نظر بگیرید، توابع با چندین مسیر return ، و نگه‌داری تغییرات برنامه‌نویسان بر روی نرم‌افزار بدون این که درک مناسبی از تغییراتی که داده اند داشته باشیم، واضح هست که روش‌های این چنینی برای برخورد با مدیریت منابع کافی نخواهد بود.</text:span></text:p>
      <text:p text:style-name="P4"><text:span text:style-name="T3">در این فصل ما یک رویکرد مستقیم بر اساس شیء برای مدیریت منابع بر روی سازنده‌، مخرب و اپراتور‌های کپی ++C خواهیم داشت. </text:span></text:p>
      <text:h text:style-name="P13" text:outline-level="3">Item 13: Use objects to manage resources.</text:h>
      <text:p text:style-name="P7"><text:span text:style-name="T4">فرض کنید که ما بر روی یک کتابخانه به منظور مدل کردن یک سرمایه‌گذاری کار می‌کنیم، که در آن سرمایه‌گذاری ‌های مختلف از یک کلاس base به نام Investment ارث بری کرده‌اند.</text:span></text:p>
      <text:p text:style-name="codesection"><text:span text:style-name="T5">class</text:span><text:span text:style-name="T6"> </text:span><text:span text:style-name="T7">Investment</text:span><text:span text:style-name="T6"> <text:s text:c="2"/></text:span><text:span text:style-name="T8">//root</text:span><text:span text:style-name="T6"> </text:span><text:span text:style-name="T8">class</text:span><text:span text:style-name="T6"> </text:span><text:span text:style-name="T8">of</text:span><text:span text:style-name="T6"> </text:span><text:span text:style-name="T8">hierachy</text:span><text:span text:style-name="T6"> </text:span><text:span text:style-name="T8">of</text:span><text:span text:style-name="T6"> </text:span><text:span text:style-name="T8">investment</text:span><text:span text:style-name="T6"> </text:span><text:span text:style-name="T8">types</text:span></text:p>
      <text:p text:style-name="codesection">{</text:p>
      <text:p text:style-name="codesection">};</text:p>
      <text:p text:style-name="P6">علاوه بر این فرض کنید که این کلاس برای تهیه‌ی یک Investment خاص از طریق یک factory function عمل می‌کند(برای اطلاعات بیشتر فصل هفتم رو ببینید).</text:p>
      <text:p text:style-name="codesection"><text:span text:style-name="T6"><text:s text:c="4"/></text:span><text:span text:style-name="T7">Investment</text:span>*<text:span text:style-name="T6"> <text:s/></text:span><text:span text:style-name="T9">createInvestment</text:span>();<text:span text:style-name="T6"> </text:span><text:span text:style-name="T8">//return</text:span><text:span text:style-name="T6"> </text:span><text:span text:style-name="T8">ptr</text:span><text:span text:style-name="T6"> </text:span><text:span text:style-name="T8">to</text:span><text:span text:style-name="T6"> </text:span><text:span text:style-name="T8">dynamically</text:span><text:span text:style-name="T6"> </text:span><text:span text:style-name="T8">allocated</text:span><text:span text:style-name="T6"> </text:span></text:p>
      <text:p text:style-name="codesection"><text:span text:style-name="T6"><text:s text:c="57"/></text:span><text:span text:style-name="T8">//object</text:span><text:span text:style-name="T6"> </text:span><text:span text:style-name="T8">in</text:span><text:span text:style-name="T6"> </text:span><text:span text:style-name="T8">the</text:span><text:span text:style-name="T6"> </text:span><text:span text:style-name="T8">investment</text:span><text:span text:style-name="T6"> </text:span><text:span text:style-name="T8">hierarchy;</text:span></text:p>
      <text:p text:style-name="codesection"><text:span text:style-name="T6"><text:s text:c="57"/></text:span><text:span text:style-name="T8">//the</text:span><text:span text:style-name="T6"> </text:span><text:span text:style-name="T8">caller</text:span><text:span text:style-name="T6"> </text:span><text:span text:style-name="T8">must</text:span><text:span text:style-name="T6"> </text:span><text:span text:style-name="T8">delete</text:span><text:span text:style-name="T6"> </text:span><text:span text:style-name="T8">it</text:span></text:p>
      <text:p text:style-name="codesection"><text:span text:style-name="T6"><text:s text:c="57"/></text:span><text:span text:style-name="T8">//(parametes</text:span><text:span text:style-name="T6"> </text:span><text:span text:style-name="T8">omitted</text:span><text:span text:style-name="T6"> </text:span><text:span text:style-name="T8">for</text:span><text:span text:style-name="T6"> </text:span><text:span text:style-name="T8">simplicity)</text:span></text:p>
      <text:p text:style-name="P11"><text:soft-page-break/>همانطور که کامنت کد بالا اشاره کرده، کسی که CreateInvestment رو فراخوانی کرده مسوول حذف شیء برگردان شده است. حال در نظر بگیرید که یک تابع به نام f برای انجام چنین کاری نوشته شده است.</text:p>
      <text:p text:style-name="codesection"><text:span text:style-name="T6"><text:s text:c="4"/></text:span><text:span text:style-name="T7">Investment</text:span><text:span text:style-name="T6"> </text:span>*<text:span text:style-name="T9">pInv</text:span>=createInvestment();<text:span text:style-name="T6"> </text:span><text:span text:style-name="T8">//call</text:span><text:span text:style-name="T6"> </text:span><text:span text:style-name="T8">factory</text:span><text:span text:style-name="T6"> </text:span><text:span text:style-name="T8">function</text:span></text:p>
      <text:p text:style-name="codesection"><text:s text:c="4"/></text:p>
      <text:p text:style-name="codesection"><text:span text:style-name="T6"><text:s text:c="4"/></text:span>...<text:span text:style-name="T6"> <text:s text:c="57"/></text:span><text:span text:style-name="T8">//use</text:span><text:span text:style-name="T6"> </text:span><text:span text:style-name="T8">pInv</text:span></text:p>
      <text:p text:style-name="codesection"><text:s text:c="4"/></text:p>
      <text:p text:style-name="codesection"><text:span text:style-name="T6"><text:s text:c="4"/></text:span><text:span text:style-name="T5">delete</text:span><text:span text:style-name="T6"> </text:span><text:span text:style-name="T9">pInv</text:span>;<text:span text:style-name="T6"> <text:s text:c="41"/></text:span><text:span text:style-name="T8">//release</text:span><text:span text:style-name="T6"> </text:span><text:span text:style-name="T8">Object</text:span></text:p>
      <text:p text:style-name="P8"><text:span text:style-name="T10">این به نظر مشکلی نداره، اما چندین احتمال هست که ممکنه f نتونه شیء investment رو که از createInvestment گرفته شده نتونه حذف کنه. یکی این که ممکنه یک return زودهنگام در داخل تابع وجود داشته باشه. اگر چنین return ای اجرا بشه، در این صورت هرگز خط مربوط به delete کردن اجرا نخواهد شد. یک مشکل مشابه وقتی است که استفاده از createInvestment و delete در داخل یک حلقه باشه، و حلقه با استفاده از break و یا goto شکسته بشه و هرگز به delete نرسیم. در نهایت، ممکنه کد وارد یک exception بشه، در این صورت نیز control هرگز به delete نخواهد رسید. صرف نظر از این که چرا delete اجرا نشه، ما نه تنها بر روی حافظه‌ای که شیء investment گرفته نشت داشتیم بلکه هر منبعی که این شیء گرفته نیز نشت دارد.</text:span></text:p>
      <text:p text:style-name="P9"><text:span text:style-name="T11">قطعا، اگر درست برنامه‌نویسی کنیم و محتاط باشیم می‌تونیم از چنین مشکلاتی دوری کنیم، اما فرض کنید که این کد قراره در گذر زمان عوض بشه. طی این مرحله که نرم‌افزار در حال نگه‌داری است فرض کنید که یک نفر بیاد و یک return به کد اضافه کنه و یا continue به کد اضافه کنه بدون این که در مورد مدیریت منابع دقت کنه، و یا حتی بدتر، ممکنه داخل تابع f یک تابعی فراخوانی شده باشه که هرگز به exception نمی‌خورده ولی یک دفعه شروع کنه به exception خوردن. بنابراین نمی‌تونیم به f در مورد این که حتما منابع رو delete می‌کنه اطمینان داشته باشیم. برای اطمینان از این که منابعی که createInvestment گرفته همواره آزاد خواهند شد، نیاز داریم تا منابع را در داخل مخرب شیء قرار دهیم تا وقتی که کارمان با f تمام شد و مخرب صدا زده شد، اون منابع نیز حذف بشه. در واقع با قرار دادن منابع در داخل شیء ما توانسته‌ایم که روی این ویژگی زبان ++C تکیه کنیم که مخرب همواره صدا زده میشه.</text:span></text:p>
      <text:p text:style-name="P9"><text:span text:style-name="T11">بسیاری از منابع به صورت داینامیک بر روی حافظه‌ی heap رزرو شده‌اند، و بر روی یک block تنها و یا یک تابع استفاده می‌شوند، و می‌بایست وقتی که کنترل block و یا تابع رو گذر کرد اون قسمت از حافظه رها بشه. auto_ptr از کتابخانه‌ی استاندارد برای چنین شرایطی ساخته شده است. auto_ptr یک شیء شبه اشاره‌گر بوده(smart pointer) که destructor آن به صورت اوتوماتیک به چیزی که اشاره‌ به آن شده را delete می‌کند. در اینجا نحوه‌ی استفاده از auto_ptr را برای جلوگیری از leak احتمالی در تابع f را توضیح داده‌ایم.</text:span></text:p>
      <text:p text:style-name="codesection"><text:soft-page-break/><text:span text:style-name="T13">#include</text:span><text:span text:style-name="T6"> </text:span><text:span text:style-name="T8">&lt;memory&gt;</text:span></text:p>
      <text:p text:style-name="codesection"/>
      <text:p text:style-name="codesection"><text:span text:style-name="T6"><text:s text:c="4"/></text:span><text:span text:style-name="T7">std</text:span>::<text:span text:style-name="T7">auto_ptr</text:span>&lt;<text:span text:style-name="T7">Investment</text:span>&gt;<text:span text:style-name="T6"> </text:span><text:span text:style-name="T9">pInv</text:span>(createInvestment());<text:span text:style-name="T6"> </text:span></text:p>
      <text:p text:style-name="P10"><text:span text:style-name="T12">این مثال ساده دو جنبه‌ی خیلی مهم از استفاده شیء برای مدیریت منابع را نشان میدهد:</text:span></text:p>
      <text:p text:style-name="P10"><text:span text:style-name="T12">منابع بلافاصله به شیء مدیر منابع داده می‌شود. در کد بالا، منبعی که توسط createInvestment برگردان شده برای initialize کردن auto_ptr استفاده می‌شود که آن را مدیریت خواهد کرد. در واقع، این ایده که برای مدیریت منابع از اشیاء استفاده بشه معمولا Resource Acquisition Is Initialization نامیده میشود(به اختصار RAII)، چرا که این خیلی طبیعی هست که در یک عبارت هم منابع رو بگیریم و هم شیء مدیریتمون رو initialize کنیم. در برخی موارد</text:span></text:p>
      <text:p text:style-name="P5">Above, the resource returned by createInvestment is</text:p>
      <text:p text:style-name="P5">used to initialize the auto_ptr that will manage it. In fact, the idea of using</text:p>
      <text:p text:style-name="P5">objects to manage resources is often called Resource Acquisition Is</text:p>
      <text:p text:style-name="P5">Initialization (RAII), because it's so common to acquire a resource and</text:p>
      <text:p text:style-name="P5">initialize a resource-managing object in the same statement. Sometimes</text:p>
      <text:p text:style-name="P5">acquired resources are assigned to resource-managing objects instead of</text:p>
      <text:p text:style-name="P5">initializing them, but either way, every resource is immediately turned</text:p>
      <text:p text:style-name="P5">over to a resource-managing object at the time the resource is ac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20T23:58:38.788938277</dc:date>
    <meta:editing-duration>PT12H3M5S</meta:editing-duration>
    <meta:editing-cycles>87</meta:editing-cycles>
    <meta:generator>LibreOffice/6.0.2.1$Linux_X86_64 LibreOffice_project/00m0$Build-1</meta:generator>
    <meta:document-statistic meta:table-count="0" meta:image-count="0" meta:object-count="0" meta:page-count="3" meta:paragraph-count="37" meta:word-count="948" meta:character-count="5418" meta:non-whitespace-character-count="4202"/>
  </office:meta>
</office:document-meta>
</file>